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91mm"/>
    </style:style>
    <style:style style:name="co2" style:family="table-column">
      <style:table-column-properties fo:break-before="auto" style:column-width="166.53mm"/>
    </style:style>
    <style:style style:name="co3" style:family="table-column">
      <style:table-column-properties fo:break-before="auto" style:column-width="139.47mm"/>
    </style:style>
    <style:style style:name="co4" style:family="table-column">
      <style:table-column-properties fo:break-before="auto" style:column-width="74.79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59mm"/>
    </style:style>
    <style:style style:name="co7" style:family="table-column">
      <style:table-column-properties fo:break-before="auto" style:column-width="44.82mm"/>
    </style:style>
    <style:style style:name="co8" style:family="table-column">
      <style:table-column-properties fo:break-before="auto" style:column-width="38.06mm"/>
    </style:style>
    <style:style style:name="co9" style:family="table-column">
      <style:table-column-properties fo:break-before="auto" style:column-width="54.49mm"/>
    </style:style>
    <style:style style:name="co10" style:family="table-column">
      <style:table-column-properties fo:break-before="auto" style:column-width="45.47mm"/>
    </style:style>
    <style:style style:name="co11" style:family="table-column">
      <style:table-column-properties fo:break-before="auto" style:column-width="48.05mm"/>
    </style:style>
    <style:style style:name="co12" style:family="table-column">
      <style:table-column-properties fo:break-before="auto" style:column-width="40.96mm"/>
    </style:style>
    <style:style style:name="co13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204.93mm"/>
    </style:style>
    <style:style style:name="co15" style:family="table-column">
      <style:table-column-properties fo:break-before="auto" style:column-width="11.0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NE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3" office:value-type="string" calcext:value-type="string">
            <text:p>autor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ZURIAN HERNANDEZ, Adelino Francisco</text:p>
          </table:table-cell>
          <table:table-cell office:value-type="string" calcext:value-type="string">
            <text:p>MARTÍNEZ-ÁVILA, Daniel</text:p>
          </table:table-cell>
          <table:table-cell office:value-type="string" calcext:value-type="string">
            <text:p>GÓMEZ PRADA, Hernando C.</text:p>
          </table:table-cell>
          <table:table-cell table:number-columns-repeated="10"/>
          <table:table-cell office:value-type="string" calcext:value-type="string">
            <text:p>Área Abier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GUSTIN LACRUZ, María del Carmen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TERRA, Ana Lúcia Silva</text:p>
          </table:table-cell>
          <table:table-cell table:number-columns-repeated="10"/>
          <table:table-cell office:value-type="string" calcext:value-type="string">
            <text:p>Informação &amp; Sociedade (UFPB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GUSTIN LACRUZ, María del Carmen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GÓMEZ DIAZ, Raquel</text:p>
          </table:table-cell>
          <table:table-cell table:number-columns-repeated="10"/>
          <table:table-cell office:value-type="string" calcext:value-type="string">
            <text:p>Trans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ENCAR, Cely Martins Santos de <text:s/>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REIS, Daniela Marjorie dos</text:p>
          </table:table-cell>
          <table:table-cell table:number-columns-repeated="10"/>
          <table:table-cell office:value-type="string" calcext:value-type="string">
            <text:p>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Liinc em Revist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MEIDA, Daniela Pereira dos Reis de</text:p>
          </table:table-cell>
          <table:table-cell table:number-columns-repeated="12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VES, Bruno Henrique</text:p>
          </table:table-cell>
          <table:table-cell office:value-type="string" calcext:value-type="string">
            <text:p>PAVANELL, Maria Aparecida</text:p>
          </table:table-cell>
          <table:table-cell office:value-type="string" calcext:value-type="string">
            <text:p>OLIVEIRA, Ely Francina Tannuri de</text:p>
          </table:table-cell>
          <table:table-cell table:number-columns-repeated="10"/>
          <table:table-cell office:value-type="string" calcext:value-type="string">
            <text:p>Em Quest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VES, Bruno Henrique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VES, Roberta Caroline Vesu</text:p>
          </table:table-cell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ALMEIDA, Carlos Cândido de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DRADE, Andresa Léia de</text:p>
          </table:table-cell>
          <table:table-cell office:value-type="string" calcext:value-type="string">
            <text:p>ALMEIDA, Daniela Pereira dos Reis de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JOS, Priscila Maria dos</text:p>
          </table:table-cell>
          <table:table-cell office:value-type="string" calcext:value-type="string">
            <text:p>MOREIRA, Walter</text:p>
          </table:table-cell>
          <table:table-cell table:number-columns-repeated="11"/>
          <table:table-cell office:value-type="string" calcext:value-type="string">
            <text:p>Revista de educação cultura e comunicação do Curso de Comunicação Social das Faculdades Integradas Teresa D'Ávila - Fat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RAKAKI, Felipe Augusto <text:s/>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ALVES, Rachel Cristina Vesu</text:p>
          </table:table-cell>
          <table:table-cell table:number-columns-repeated="10"/>
          <table:table-cell office:value-type="string" calcext:value-type="string">
            <text:p>Revista ACB (Florianópolis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AYA, Elizabeth Roxana Mass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Information Services &amp; Us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RAYA, Elizabeth Roxana Mass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RBOIT, Aline Elis</text:p>
          </table:table-cell>
          <table:table-cell office:value-type="string" calcext:value-type="string">
            <text:p>MARTINS, Rúbia</text:p>
          </table:table-cell>
          <table:table-cell table:number-columns-repeated="11"/>
          <table:table-cell office:value-type="string" calcext:value-type="string">
            <text:p>Aurora (UNESP. Maríli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BOIT, Aline Elis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SSUMPCAO, Fabrício Silva</text:p>
          </table:table-cell>
          <table:table-cell office:value-type="string" calcext:value-type="string">
            <text:p>SANTANA, Ricardo Cesar Gonçalves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0"/>
          <table:table-cell office:value-type="string" calcext:value-type="string">
            <text:p>Em Quest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SSUMPÇÃO, Fabrício Silv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s Bibli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SSUMPÇÃO, Fabrício Silv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SSUMPCAO, Fabrício Silv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TIJA, Mohinder Partap <text:s/></text:p>
          </table:table-cell>
          <table:table-cell office:value-type="string" calcext:value-type="string">
            <text:p>MARTÍNEZ-ÁVILA, Daniel</text:p>
          </table:table-cell>
          <table:table-cell table:number-columns-repeated="11"/>
          <table:table-cell office:value-type="string" calcext:value-type="string">
            <text:p>Annals of Library and Information Studi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ARROS, Thiago Henrique Bragato</text:p>
          </table:table-cell>
          <table:table-cell office:value-type="string" calcext:value-type="string">
            <text:p>TOGNOLI, Natália Bolfarini</text:p>
          </table:table-cell>
          <table:table-cell table:number-columns-repeated="11"/>
          <table:table-cell office:value-type="string" calcext:value-type="string">
            <text:p>Ponto de Acesso (UFB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RROS, Thiago Henrique Bragato</text:p>
          </table:table-cell>
          <table:table-cell office:value-type="string" calcext:value-type="string">
            <text:p>MORAES, João Batista Ernesto de</text:p>
          </table:table-cell>
          <table:table-cell table:number-columns-repeated="11"/>
          <table:table-cell office:value-type="string" calcext:value-type="string">
            <text:p>Ágo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ASTOS, Flávia Maria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ODDONE, Nanci Elizabeth</text:p>
          </table:table-cell>
          <table:table-cell table:number-columns-repeated="10"/>
          <table:table-cell office:value-type="string" calcext:value-type="string">
            <text:p>Information Services &amp; Us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MBEM, Angela Halen Claro</text:p>
          </table:table-cell>
          <table:table-cell office:value-type="string" calcext:value-type="string">
            <text:p>PINHO NETO, Júlio Afonso Sá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0"/>
          <table:table-cell office:value-type="string" calcext:value-type="string">
            <text:p>Em Quest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MBEM, Angela Halen Claro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ANTAREM SEGUNDO, Jose Eduardo</text:p>
          </table:table-cell>
          <table:table-cell table:number-columns-repeated="10"/>
          <table:table-cell office:value-type="string" calcext:value-type="string">
            <text:p>Folha de Rosto: Revista de Biblioteconomia e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EMBEM, Angela Halen Claro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MBEM, Angela Halen Claro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RRIO-ZAPATA, Cristian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ANT'ANA, Ricardo Cesar Gonçalves</text:p>
          </table:table-cell>
          <table:table-cell table:number-columns-repeated="10"/>
          <table:table-cell office:value-type="string" calcext:value-type="string">
            <text:p>Revista Interamericana de Bibliotecolog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RRIO-ZAPATA, Cristian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SANT'ANA, Ricardo Cesar Gonçalves</text:p>
          </table:table-cell>
          <table:table-cell office:value-type="string" calcext:value-type="string">
            <text:p>HERNÁNDEZ-HUMAÑA, Iván Dario</text:p>
          </table:table-cell>
          <table:table-cell table:number-columns-repeated="9"/>
          <table:table-cell office:value-type="string" calcext:value-type="string">
            <text:p>Informação &amp; Sociedade (UFPB. 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SSET, Edgar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CARVALHO, Ângela Maria Grossi de</text:p>
          </table:table-cell>
          <table:table-cell table:number-columns-repeated="10"/>
          <table:table-cell office:value-type="string" calcext:value-type="string">
            <text:p>Biblios (Lim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SSET, Edgar</text:p>
          </table:table-cell>
          <table:table-cell office:value-type="string" calcext:value-type="string">
            <text:p>VILLARDEFRANCOS ALVAREZ, María del Carmen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0"/>
          <table:table-cell office:value-type="string" calcext:value-type="string">
            <text:p>Revista Interamericana de Bibliotecolog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2"/>
          <table:table-cell office:value-type="string" calcext:value-type="string">
            <text:p>Alceu (PUCRJ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International Journal of Library and Information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LDAS, Rosângela Formentini <text:s/></text:p>
          </table:table-cell>
          <table:table-cell office:value-type="string" calcext:value-type="string">
            <text:p>CARLOS, Gisnai da Silva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MACHADO, Larissa de Souza</text:p>
          </table:table-cell>
          <table:table-cell table:number-columns-repeated="11"/>
          <table:table-cell office:value-type="string" calcext:value-type="string">
            <text:p>Revista Brasileira de Educação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RASTELI, Alessandro</text:p>
          </table:table-cell>
          <table:table-cell table:number-columns-repeated="11"/>
          <table:table-cell office:value-type="string" calcext:value-type="string">
            <text:p>Do Outro Lado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RONCATO, Carolina Izidoro</text:p>
          </table:table-cell>
          <table:table-cell table:number-columns-repeated="11"/>
          <table:table-cell office:value-type="string" calcext:value-type="string">
            <text:p>Perspectivas em Gestao &amp; Conhecimien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12"/>
          <table:table-cell office:value-type="string" calcext:value-type="string">
            <text:p>Informação &amp; Sociedade (UFPB. 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12"/>
          <table:table-cell office:value-type="string" calcext:value-type="string">
            <text:p>Journal of Organizational Knowledge Management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RRASCO, Laís Barbudo</text:p>
          </table:table-cell>
          <table:table-cell office:value-type="string" calcext:value-type="string">
            <text:p>THALLER, Manfred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0"/>
          <table:table-cell office:value-type="string" calcext:value-type="string">
            <text:p>Liinc em Revis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CONEGLIAN, André Luís Onório</text:p>
          </table:table-cell>
          <table:table-cell office:value-type="string" calcext:value-type="string">
            <text:p>SANTOS, Amanda Sertori</text:p>
          </table:table-cell>
          <table:table-cell office:value-type="string" calcext:value-type="string">
            <text:p>OLIVEIRA, Etiene Siqueira de</text:p>
          </table:table-cell>
          <table:table-cell table:number-columns-repeated="9"/>
          <table:table-cell office:value-type="string" calcext:value-type="string">
            <text:p>Ensino em Re-Vista (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LIMA, Lidyane</text:p>
          </table:table-cell>
          <table:table-cell office:value-type="string" calcext:value-type="string">
            <text:p>PEREIRA, Marlei Solange Vicentini</text:p>
          </table:table-cell>
          <table:table-cell table:number-columns-repeated="10"/>
          <table:table-cell office:value-type="string" calcext:value-type="string">
            <text:p>Revista Ciência em Extens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OLIVEIRA, Etiene Siqueira de</text:p>
          </table:table-cell>
          <table:table-cell table:number-columns-repeated="11"/>
          <table:table-cell office:value-type="string" calcext:value-type="string">
            <text:p>Encontros Bibli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ANHA, Renata Cristina Gutierres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STANHA, Renata Cristina Gutierres <text:s/>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Journal of Scientometric Research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ANHA, Renata Cristina Gutierres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TANHA, Renata Cristina Gutierres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VATTI SOBRINHO, Heliomar</text:p>
          </table:table-cell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ERIGATTO, Mariana Pícaro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ERIGATTO, Mariana Pícaro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Biblioteca Escolar em Revis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RIVELLI, Renato</text:p>
          </table:table-cell>
          <table:table-cell office:value-type="string" calcext:value-type="string">
            <text:p>BIZELLO, Maria Leandra</text:p>
          </table:table-cell>
          <table:table-cell table:number-columns-repeated="11"/>
          <table:table-cell office:value-type="string" calcext:value-type="string">
            <text:p>Fuentes - Revista de la Biblioteca y Archivo Histórico de la Asamblea Legislativa Plurinacion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RIVELLI, Renato <text:s/></text:p>
          </table:table-cell>
          <table:table-cell office:value-type="string" calcext:value-type="string">
            <text:p>BIZELLO, Maria Leandra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USIN, Cesar August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NEVES, Dulce Amélia de Brito</text:p>
          </table:table-cell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Perspectivas em Ciência da Informação (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BOCCATO, Vera Regina Casari</text:p>
          </table:table-cell>
          <table:table-cell table:number-columns-repeated="9"/>
          <table:table-cell office:value-type="string" calcext:value-type="string">
            <text:p>Scire (Zaragoz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NUELLO, Jane Coelho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IAS, Guilherme Ataíde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IAS, Guilherme Ataíde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Perspectivas em Gestao &amp; Conhecimien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CALONA, Maria Isabel</text:p>
          </table:table-cell>
          <table:table-cell office:value-type="string" calcext:value-type="string">
            <text:p>GUERRERO, Antonio Pulgarin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Brazilian Journal of Information Sci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ARIAS, Sílvia Maria de Carvalho</text:p>
          </table:table-cell>
          <table:table-cell office:value-type="string" calcext:value-type="string">
            <text:p>TEIXEIRA, Olga Lúcia de Carvalho</text:p>
          </table:table-cell>
          <table:table-cell office:value-type="string" calcext:value-type="string">
            <text:p>MOREIRA, Walter</text:p>
          </table:table-cell>
          <table:table-cell office:value-type="string" calcext:value-type="string">
            <text:p>OLIVEIRA, Márcia Aparecida Ferreira de</text:p>
          </table:table-cell>
          <table:table-cell office:value-type="string" calcext:value-type="string">
            <text:p>PEREIRA, Maria Odete</text:p>
          </table:table-cell>
          <table:table-cell table:number-columns-repeated="8"/>
          <table:table-cell office:value-type="string" calcext:value-type="string">
            <text:p>Revista da Escola de Enfermagem da USP (Impress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ERNANDEZ-MOLINA, Juan Carlos</text:p>
          </table:table-cell>
          <table:table-cell office:value-type="string" calcext:value-type="string">
            <text:p>VIVES-GRACIA, Josep</text:p>
          </table:table-cell>
          <table:table-cell office:value-type="string" calcext:value-type="string">
            <text:p>GUIMARÃES, José Augusto Chaves</text:p>
          </table:table-cell>
          <table:table-cell table:number-columns-repeated="10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ERNEDA, Edberto</text:p>
          </table:table-cell>
          <table:table-cell office:value-type="string" calcext:value-type="string">
            <text:p>DIAS, Guilherme Ataíde</text:p>
          </table:table-cell>
          <table:table-cell table:number-columns-repeated="11"/>
          <table:table-cell office:value-type="string" calcext:value-type="string">
            <text:p>InterScienti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NEDA, Edberto</text:p>
          </table:table-cell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BORTOLIN, Sueli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EIRA, Jaider Andra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EIRE, Isa Mari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REITAS, Juliana Lazzarotto</text:p>
          </table:table-cell>
          <table:table-cell office:value-type="string" calcext:value-type="string">
            <text:p>BUFREM, Leilah Santiago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AtoZ: novas práticas em informação e conhecimen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JORENTE, Maria José Vicentini</text:p>
          </table:table-cell>
          <table:table-cell table:number-columns-repeated="11"/>
          <table:table-cell office:value-type="string" calcext:value-type="string">
            <text:p>Modapalavra E-periódic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AGUSTIN LACRUZ, María del Carmen</text:p>
          </table:table-cell>
          <table:table-cell office:value-type="string" calcext:value-type="string">
            <text:p>GÓMEZ DIAZ, Raquel</text:p>
          </table:table-cell>
          <table:table-cell table:number-columns-repeated="10"/>
          <table:table-cell office:value-type="string" calcext:value-type="string">
            <text:p>Perspectivas em Ciência da Informação (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DAL´EVEDOVE, Paula Regina</text:p>
          </table:table-cell>
          <table:table-cell table:number-columns-repeated="11"/>
          <table:table-cell office:value-type="string" calcext:value-type="string">
            <text:p>Encontros Bibli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DAL´EVEDOVE, Paula Regina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GIL LEIVA, Isidoro</text:p>
          </table:table-cell>
          <table:table-cell table:number-columns-repeated="11"/>
          <table:table-cell office:value-type="string" calcext:value-type="string">
            <text:p>Ciência da Informação (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12"/>
          <table:table-cell office:value-type="string" calcext:value-type="string">
            <text:p>Ponto de Acesso (UFB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ARCÍA-GUTIÉRREZ, Antônio</text:p>
          </table:table-cell>
          <table:table-cell office:value-type="string" calcext:value-type="string">
            <text:p>MARTÍNEZ-ÁVILA, Daniel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ARCÍA-GUTIÉRREZ, Antônio</text:p>
          </table:table-cell>
          <table:table-cell office:value-type="string" calcext:value-type="string">
            <text:p>MARTÍNEZ-ÁVILA, Daniel</text:p>
          </table:table-cell>
          <table:table-cell table:number-columns-repeated="11"/>
          <table:table-cell office:value-type="string" calcext:value-type="string">
            <text:p>El Profesional de la Informació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ARCIA, Cristiane Luiza Salazar</text:p>
          </table:table-cell>
          <table:table-cell office:value-type="string" calcext:value-type="string">
            <text:p>ALMEIDA JÚNIOR, Oswaldo Francisco de</text:p>
          </table:table-cell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ARCIA, Cristiane Luiza Salazar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ONÇALEZ, Paula Regina Ventura Amorim</text:p>
          </table:table-cell>
          <table:table-cell office:value-type="string" calcext:value-type="string">
            <text:p>JORENTE, Maria José Vicentini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ONÇALEZ, Paula Regina Ventura Amorim</text:p>
          </table:table-cell>
          <table:table-cell office:value-type="string" calcext:value-type="string">
            <text:p>SANTANA, Ricardo Cesar Gonçalves</text:p>
          </table:table-cell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Perspectivas em Ciência da Informação (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RÁCIO, José Carlos Abbud</text:p>
          </table:table-cell>
          <table:table-cell office:value-type="string" calcext:value-type="string">
            <text:p>FADEL, Bárbara</text:p>
          </table:table-cell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Perspectivas em Ciência da Informação (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URGEL, Júlio de Araujo</text:p>
          </table:table-cell>
          <table:table-cell office:value-type="string" calcext:value-type="string">
            <text:p>ESCALONA, Maria Isabel</text:p>
          </table:table-cell>
          <table:table-cell office:value-type="string" calcext:value-type="string">
            <text:p>GUERRERO, Antonio Pulgarin</text:p>
          </table:table-cell>
          <table:table-cell table:number-columns-repeated="8"/>
          <table:table-cell office:value-type="string" calcext:value-type="string">
            <text:p>Scientometrics (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Liinc em Revist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ÁCIO, Maria Cláudia Cabrini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FERREIRA, Gustavo Meletti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GILCHRIST, Alan</text:p>
          </table:table-cell>
          <table:table-cell office:value-type="string" calcext:value-type="string">
            <text:p>PANIAGUA, Carlos García Figuerola</text:p>
          </table:table-cell>
          <table:table-cell office:value-type="string" calcext:value-type="string">
            <text:p>SUAIDEN, Emir José</text:p>
          </table:table-cell>
          <table:table-cell office:value-type="string" calcext:value-type="string">
            <text:p>ISO, Francisco Javier Nogueras</text:p>
          </table:table-cell>
          <table:table-cell office:value-type="string" calcext:value-type="string">
            <text:p>GARCIA MARCO, Francisco Javier</text:p>
          </table:table-cell>
          <table:table-cell table:number-columns-repeated="7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MATOS, Daniela Fernanda de Oliveira</text:p>
          </table:table-cell>
          <table:table-cell table:number-columns-repeated="10"/>
          <table:table-cell office:value-type="string" calcext:value-type="string">
            <text:p>Datagramazero (Rio de Janeiro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SALES, Rodrigo de</text:p>
          </table:table-cell>
          <table:table-cell table:number-columns-repeated="10"/>
          <table:table-cell office:value-type="string" calcext:value-type="string">
            <text:p>Datagramazero (Rio de Janeir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MATOS, Daniela Fernanda de Oliveira</text:p>
          </table:table-cell>
          <table:table-cell office:value-type="string" calcext:value-type="string">
            <text:p>SANTOS, André Ynada dos</text:p>
          </table:table-cell>
          <table:table-cell office:value-type="string" calcext:value-type="string">
            <text:p>SALES, Rodrigo de</text:p>
          </table:table-cell>
          <table:table-cell table:number-columns-repeated="9"/>
          <table:table-cell office:value-type="string" calcext:value-type="string">
            <text:p>Scire (Zaragoz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MILANI, Suellen Oliveira</text:p>
          </table:table-cell>
          <table:table-cell office:value-type="string" calcext:value-type="string">
            <text:p>EVANGELISTA, Isadora Victorino</text:p>
          </table:table-cell>
          <table:table-cell table:number-columns-repeated="10"/>
          <table:table-cell office:value-type="string" calcext:value-type="string">
            <text:p>Encontros Bibli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PINHO, Fabio Assis</text:p>
          </table:table-cell>
          <table:table-cell office:value-type="string" calcext:value-type="string">
            <text:p>FERREIRA, Gustavo Meletti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SANTOS, André Ynada dos</text:p>
          </table:table-cell>
          <table:table-cell office:value-type="string" calcext:value-type="string">
            <text:p>CÂNDIDO, Gilberto Gomes</text:p>
          </table:table-cell>
          <table:table-cell office:value-type="string" calcext:value-type="string">
            <text:p>PINHO, Fabio Assis</text:p>
          </table:table-cell>
          <table:table-cell table:number-columns-repeated="9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OGNOLI, Natália Bolfarini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table:number-columns-repeated="12"/>
          <table:table-cell office:value-type="string" calcext:value-type="string">
            <text:p>Ciência da Informação (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ILÁRIO, Carla Mara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NÁCIO, Mariana de Oliveira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NAFUKO, Laura Akie Sait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Encontros Bibli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NAKANO, Natalia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ILVA, Anahi Rocha</text:p>
          </table:table-cell>
          <table:table-cell office:value-type="string" calcext:value-type="string">
            <text:p>PIMENTA, Ricardo Medeiros</text:p>
          </table:table-cell>
          <table:table-cell table:number-columns-repeated="10"/>
          <table:table-cell office:value-type="string" calcext:value-type="string">
            <text:p>Liinc em Revis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2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2"/>
          <table:table-cell office:value-type="string" calcext:value-type="string">
            <text:p>Informação &amp; teconolog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2"/>
          <table:table-cell office:value-type="string" calcext:value-type="string">
            <text:p>Informação &amp; Sociedade (UFPB. 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AWABATA, Priscila Etsuco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Revista Brasileira de Educação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0"/>
          <table:table-cell office:value-type="string" calcext:value-type="string">
            <text:p>Revista Ciência em Extens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SANTOS, Camila Araújo dos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CASTRO, <text:s/>Rosane Michelli de</text:p>
          </table:table-cell>
          <table:table-cell table:number-columns-repeated="9"/>
          <table:table-cell office:value-type="string" calcext:value-type="string">
            <text:p>Revista Sensos-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VECHIATO, Fernando Luiz</text:p>
          </table:table-cell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CASARIN, Helen de Castro Silva</text:p>
          </table:table-cell>
          <table:table-cell table:number-columns-repeated="8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0"/>
          <table:table-cell office:value-type="string" calcext:value-type="string">
            <text:p>Informação &amp; Sociedade (UFPB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EMOS, Joana Gusmão</text:p>
          </table:table-cell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Liinc em Revis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IBERATORE, Gustavo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Perspectivas em Gestao &amp; Conhecimien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IMA, Lidyane Silva</text:p>
          </table:table-cell>
          <table:table-cell office:value-type="string" calcext:value-type="string">
            <text:p>SOARES, Carolina Ferreira</text:p>
          </table:table-cell>
          <table:table-cell office:value-type="string" calcext:value-type="string">
            <text:p>OLIVEIRA, Ely Francina Tannuri de</text:p>
          </table:table-cell>
          <table:table-cell table:number-columns-repeated="10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SANTAREM SEGUNDO, Jose Eduardo</text:p>
          </table:table-cell>
          <table:table-cell table:number-columns-repeated="10"/>
          <table:table-cell office:value-type="string" calcext:value-type="string">
            <text:p>European Journal of Academic Research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ALMEIDA JÚNIOR, Oswaldo Francisco de</text:p>
          </table:table-cell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Em Quest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FADEL, Bárbara</text:p>
          </table:table-cell>
          <table:table-cell table:number-columns-repeated="10"/>
          <table:table-cell office:value-type="string" calcext:value-type="string">
            <text:p>Revista FAMECOS (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Perspectivas em Gestao &amp; Conhecimien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OUSADA, Mariana</text:p>
          </table:table-cell>
          <table:table-cell office:value-type="string" calcext:value-type="string">
            <text:p>ALMEIDA JÚNIOR, Oswaldo Francisco de</text:p>
          </table:table-cell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USADA, Mariana <text:s/></text:p>
          </table:table-cell>
          <table:table-cell office:value-type="string" calcext:value-type="string">
            <text:p>GARCIA, Cristiane Luiza Salazar</text:p>
          </table:table-cell>
          <table:table-cell office:value-type="string" calcext:value-type="string">
            <text:p>WOIDA, Luana Maia</text:p>
          </table:table-cell>
          <table:table-cell office:value-type="string" calcext:value-type="string">
            <text:p>DAL´EVEDOVE, Paula Regina</text:p>
          </table:table-cell>
          <table:table-cell office:value-type="string" calcext:value-type="string">
            <text:p>GARCIA, Regis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Anales de Documentación (Internet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OUSADA, Mariana</text:p>
          </table:table-cell>
          <table:table-cell office:value-type="string" calcext:value-type="string">
            <text:p>LOPES, Elaine Cristina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Informação &amp; Sociedade (UFPB. 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USADA, Mariana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OUSADA, Mariana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ELLIOTT, Ariluci Goes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SILVA, Luiz Antônio Santana da</text:p>
          </table:table-cell>
          <table:table-cell table:number-columns-repeated="11"/>
          <table:table-cell office:value-type="string" calcext:value-type="string">
            <text:p>Revista da Pesquisa &amp; Pós-Gradu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VIANA, Gilberto Fladimar Rodrigues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DIO, Telma Campanha de Carvalho <text:s/>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11"/>
          <table:table-cell office:value-type="string" calcext:value-type="string">
            <text:p>Labor &amp; Engen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PINHO, Fabio Assis</text:p>
          </table:table-cell>
          <table:table-cell office:value-type="string" calcext:value-type="string">
            <text:p>FOX, Melodie</text:p>
          </table:table-cell>
          <table:table-cell table:number-columns-repeated="9"/>
          <table:table-cell office:value-type="string" calcext:value-type="string">
            <text:p>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KIPP, Margaret E. I.</text:p>
          </table:table-cell>
          <table:table-cell office:value-type="string" calcext:value-type="string">
            <text:p>OLSON, Hope A.</text:p>
          </table:table-cell>
          <table:table-cell table:number-columns-repeated="10"/>
          <table:table-cell office:value-type="string" calcext:value-type="string">
            <text:p>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KIPP, Margaret E. I.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KIPP, Margaret E. I.</text:p>
          </table:table-cell>
          <table:table-cell office:value-type="string" calcext:value-type="string">
            <text:p>OLSON, Hope A.</text:p>
          </table:table-cell>
          <table:table-cell table:number-columns-repeated="10"/>
          <table:table-cell office:value-type="string" calcext:value-type="string">
            <text:p>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SAN SEGUNDO, Rosa</text:p>
          </table:table-cell>
          <table:table-cell office:value-type="string" calcext:value-type="string">
            <text:p>OLSON, Hope A.</text:p>
          </table:table-cell>
          <table:table-cell table:number-columns-repeated="10"/>
          <table:table-cell office:value-type="string" calcext:value-type="string">
            <text:p>Cataloging &amp; Classification Quarterly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SAN SEGUNDO, Rosa</text:p>
          </table:table-cell>
          <table:table-cell office:value-type="string" calcext:value-type="string">
            <text:p>ZURIAN HERNANDEZ, Adelino Francisco</text:p>
          </table:table-cell>
          <table:table-cell table:number-columns-repeated="10"/>
          <table:table-cell office:value-type="string" calcext:value-type="string">
            <text:p>Revista Española de Documentación Científ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SAN SEGUNDO, Rosa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SILVA, Marcio Ferreira da</text:p>
          </table:table-cell>
          <table:table-cell office:value-type="string" calcext:value-type="string">
            <text:p>MAGRO, José Luís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SMIRAGLIA, Richard</text:p>
          </table:table-cell>
          <table:table-cell office:value-type="string" calcext:value-type="string">
            <text:p>LEE, Hur-Li</text:p>
          </table:table-cell>
          <table:table-cell office:value-type="string" calcext:value-type="string">
            <text:p>FOX, Melodie</text:p>
          </table:table-cell>
          <table:table-cell table:number-columns-repeated="9"/>
          <table:table-cell office:value-type="string" calcext:value-type="string">
            <text:p>Journal of Document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12"/>
          <table:table-cell office:value-type="string" calcext:value-type="string">
            <text:p>Crítica bibliotecológica: Revista de las ciencias de la información document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12"/>
          <table:table-cell office:value-type="string" calcext:value-type="string">
            <text:p>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INS, Rúbia</text:p>
          </table:table-cell>
          <table:table-cell office:value-type="string" calcext:value-type="string">
            <text:p>ALMEIDA, Carlos Cândido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INS, Rúbia</text:p>
          </table:table-cell>
          <table:table-cell table:number-columns-repeated="12"/>
          <table:table-cell office:value-type="string" calcext:value-type="string">
            <text:p>Aurora (UNESP. Maríli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TA, Marta Leandro da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TA, Marta Leandro da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CASSARO, Fernanda</text:p>
          </table:table-cell>
          <table:table-cell table:number-columns-repeated="10"/>
          <table:table-cell office:value-type="string" calcext:value-type="string">
            <text:p>Informação@Profissõ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LO, Janaina França de</text:p>
          </table:table-cell>
          <table:table-cell office:value-type="string" calcext:value-type="string">
            <text:p>JORENTE, Maria José Vicentini</text:p>
          </table:table-cell>
          <table:table-cell table:number-columns-repeated="11"/>
          <table:table-cell office:value-type="string" calcext:value-type="string">
            <text:p>Revista Biblio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ENDES, Auro Aparecido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BORGES, Ana Claudia Giannini</text:p>
          </table:table-cell>
          <table:table-cell office:value-type="string" calcext:value-type="string">
            <text:p>CARVALHO, Ana Maria Rodrigues de</text:p>
          </table:table-cell>
          <table:table-cell office:value-type="string" calcext:value-type="string">
            <text:p>BRANCALEONI, Ana Paula Leivar</text:p>
          </table:table-cell>
          <table:table-cell office:value-type="string" calcext:value-type="string">
            <text:p>LEAL, Antonio Cezar</text:p>
          </table:table-cell>
          <table:table-cell office:value-type="string" calcext:value-type="string">
            <text:p>LADEIA, Carlos Rodrigues</text:p>
          </table:table-cell>
          <table:table-cell office:value-type="string" calcext:value-type="string">
            <text:p>DAVID, Célia Maria</text:p>
          </table:table-cell>
          <table:table-cell office:value-type="string" calcext:value-type="string">
            <text:p>SILVA, Hilda Maria Gonçalves da</text:p>
          </table:table-cell>
          <table:table-cell office:value-type="string" calcext:value-type="string">
            <text:p>SOUZA, Juliana Soares de</text:p>
          </table:table-cell>
          <table:table-cell office:value-type="string" calcext:value-type="string">
            <text:p>OKIMOTO, Fernando Sérgio</text:p>
          </table:table-cell>
          <table:table-cell office:value-type="string" calcext:value-type="string">
            <text:p>TEIXEIRA, Silvio Rainho</text:p>
          </table:table-cell>
          <table:table-cell office:value-type="string" calcext:value-type="string">
            <text:p>CABRAL, Raquel</text:p>
          </table:table-cell>
          <table:table-cell office:value-type="string" calcext:value-type="string">
            <text:p>Revista Ciência em Extens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ILANI, Suellen Oliveira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DESTO, Lisandro Rogério</text:p>
          </table:table-cell>
          <table:table-cell office:value-type="string" calcext:value-type="string">
            <text:p>FERNEDA, Edberto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LINA, Letícia Gorri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Perspectivas em Gestao &amp; Conhecimien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LINA, Letícia Gorri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LINA, Letícia Gorri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Revista Ibero-Americana de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CÂNDIDO, Gilberto Gomes</text:p>
          </table:table-cell>
          <table:table-cell office:value-type="string" calcext:value-type="string">
            <text:p>LIMA, Larissa de Mello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REIRA, Fábio Mosso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'ANA, Ricardo Cesar Gonçalves</text:p>
          </table:table-cell>
          <table:table-cell office:value-type="string" calcext:value-type="string">
            <text:p>SANTAREM SEGUNDO, Jose Eduardo</text:p>
          </table:table-cell>
          <table:table-cell table:number-columns-repeated="9"/>
          <table:table-cell office:value-type="string" calcext:value-type="string">
            <text:p>Em Quest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LARA, Marilda Lopes Ginez de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SANTOS NETO, Martins Fideles do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ANTAREM SEGUNDO, Jose Eduardo</text:p>
          </table:table-cell>
          <table:table-cell office:value-type="string" calcext:value-type="string">
            <text:p>SILVA, Talita Cristina da</text:p>
          </table:table-cell>
          <table:table-cell table:number-columns-repeated="9"/>
          <table:table-cell office:value-type="string" calcext:value-type="string">
            <text:p>Brazilian Journal of Information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SCIMENTO, Natália Marinho do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Revista Ibero-Americana de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HACUONGUE, Januário Albino</text:p>
          </table:table-cell>
          <table:table-cell office:value-type="string" calcext:value-type="string">
            <text:p>FERNEDA, Edberto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NHACUONGUE, Januário Albino</text:p>
          </table:table-cell>
          <table:table-cell office:value-type="string" calcext:value-type="string">
            <text:p>FERNEDA, Edberto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ICOLINO, Maria Elisa Valentim Pickler <text:s/></text:p>
          </table:table-cell>
          <table:table-cell office:value-type="string" calcext:value-type="string">
            <text:p>FERNEDA, Edberto</text:p>
          </table:table-cell>
          <table:table-cell table:number-columns-repeated="11"/>
          <table:table-cell office:value-type="string" calcext:value-type="string">
            <text:p>Informação &amp; Tecnologia (Itec)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OCHOLLA, Dennis</text:p>
          </table:table-cell>
          <table:table-cell office:value-type="string" calcext:value-type="string">
            <text:p>OCHOLLA, Lyudmila</text:p>
          </table:table-cell>
          <table:table-cell office:value-type="string" calcext:value-type="string">
            <text:p>OLSON, Hope A.</text:p>
          </table:table-cell>
          <table:table-cell office:value-type="string" calcext:value-type="string">
            <text:p>GUIMARÃES, José Augusto Chave</text:p>
          </table:table-cell>
          <table:table-cell table:number-columns-repeated="9"/>
          <table:table-cell office:value-type="string" calcext:value-type="string">
            <text:p>African Journal of Library, Archives and Information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ARCIA, Cristiane Luiza Salazar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ARCIA, Cristiane Luiza Salazar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ARCIA, Cristiane Luiza Salazar</text:p>
          </table:table-cell>
          <table:table-cell table:number-columns-repeated="11"/>
          <table:table-cell office:value-type="string" calcext:value-type="string">
            <text:p>Iris (Grenobl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PINTO, Virginia Bentes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0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SÓRIO, Hevelyn de Paula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EREIRA, Rodrigo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Revista ACB (Florianópolis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INHO, Fabio Assis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AMALHO, Rogério Aparecido Sá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Anales de Documentación (Internet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EDIGOLO, Franciele Marques</text:p>
          </table:table-cell>
          <table:table-cell office:value-type="string" calcext:value-type="string">
            <text:p>ALMEIDA, Carlos Cândido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EDÍGOLO, Franciele Marques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EDÍGOLO, Franciele Marques</text:p>
          </table:table-cell>
          <table:table-cell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BOCCATO, Vera Regina Casari</text:p>
          </table:table-cell>
          <table:table-cell table:number-columns-repeated="9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EGO, Laura Maria do</text:p>
          </table:table-cell>
          <table:table-cell office:value-type="string" calcext:value-type="string">
            <text:p>SILVA, Andrieli Pachu da</text:p>
          </table:table-cell>
          <table:table-cell office:value-type="string" calcext:value-type="string">
            <text:p>MARTÍNEZ-ÁVILA, Daniel</text:p>
          </table:table-cell>
          <table:table-cell office:value-type="string" calcext:value-type="string">
            <text:p>TOGNOLI, Natália Bolfarini</text:p>
          </table:table-cell>
          <table:table-cell table:number-columns-repeated="9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DRIGUES, Fernando de Assis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SANT'ANA, Ricardo Cesar Gonçalves</text:p>
          </table:table-cell>
          <table:table-cell table:number-columns-repeated="10"/>
          <table:table-cell office:value-type="string" calcext:value-type="string">
            <text:p>InCID: Revista de Ciência da Informação e Document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CAVALHEIRO, Marcos Ulisses</text:p>
          </table:table-cell>
          <table:table-cell table:number-columns-repeated="11"/>
          <table:table-cell office:value-type="string" calcext:value-type="string">
            <text:p>Archeidon Onlin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2"/>
          <table:table-cell office:value-type="string" calcext:value-type="string">
            <text:p>Revista de História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2"/>
          <table:table-cell office:value-type="string" calcext:value-type="string">
            <text:p>Revista de História (Rio de Janeiro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2"/>
          <table:table-cell office:value-type="string" calcext:value-type="string">
            <text:p>Ibersid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2"/>
          <table:table-cell office:value-type="string" calcext:value-type="string">
            <text:p>Revista de História (Rio de Janeiro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2"/>
          <table:table-cell office:value-type="string" calcext:value-type="string">
            <text:p>Revista dos Tribunais (São Paulo. Impress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SAS, Fábio Sampaio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Encontros Bibli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SAS, Fábio Sampaio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UBI, Milena Polsineli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BOCCATTO, Vera Regina Casari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LES, Rodrigo de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BUFREM, Leilah Santiago</text:p>
          </table:table-cell>
          <table:table-cell table:number-columns-repeated="9"/>
          <table:table-cell office:value-type="string" calcext:value-type="string">
            <text:p>Encontros Bibli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LES, Rodrigo de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AREM SEGUNDO, Jose Eduar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AREM SEGUNDO, Jose Eduar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Liinc em Revist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Amanda Sertori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Camila Araújo dos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Cassia Dias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Cassia Dias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Perspectivas em Gestão &amp; Conhecimen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Juliana Cardoso dos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Informação@Profissõ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Luciana Beatriz Piovezan dos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LIMA, Fábio Rogério Batista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ANT'ANA, Ricardo Cesar Gonçalves</text:p>
          </table:table-cell>
          <table:table-cell table:number-columns-repeated="11"/>
          <table:table-cell office:value-type="string" calcext:value-type="string">
            <text:p>Ciência da Informação (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ARAKAKI, Felipe Augusto</text:p>
          </table:table-cell>
          <table:table-cell table:number-columns-repeated="10"/>
          <table:table-cell office:value-type="string" calcext:value-type="string">
            <text:p>Informação &amp; Informação (UEL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ZINS, Chaim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table:number-columns-repeated="12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table:number-columns-repeated="12"/>
          <table:table-cell office:value-type="string" calcext:value-type="string">
            <text:p>Perspectivas em Gestao &amp; Conhecimien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Vanessa Lima dos</text:p>
          </table:table-cell>
          <table:table-cell office:value-type="string" calcext:value-type="string">
            <text:p>ALMEIDA, Daniela Pereira dos Reis de</text:p>
          </table:table-cell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Biblios (Lim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TIJA, Mohinder Partap</text:p>
          </table:table-cell>
          <table:table-cell office:value-type="string" calcext:value-type="string">
            <text:p>MARTÍNEZ-ÁVILA, Daniel</text:p>
          </table:table-cell>
          <table:table-cell table:number-columns-repeated="11"/>
          <table:table-cell office:value-type="string" calcext:value-type="string">
            <text:p>Journal of Information Science Theory and Practi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ÍGOLO, Brianda de Oliveira Ordonho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Andrieli Pachu da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OGNOLI, Natália Bolfarini</text:p>
          </table:table-cell>
          <table:table-cell table:number-columns-repeated="10"/>
          <table:table-cell office:value-type="string" calcext:value-type="string">
            <text:p>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Luiz Antônio Santana da <text:s/></text:p>
          </table:table-cell>
          <table:table-cell office:value-type="string" calcext:value-type="string">
            <text:p>MADIO, Telma Campanha de Carvalho</text:p>
          </table:table-cell>
          <table:table-cell table:number-columns-repeated="11"/>
          <table:table-cell office:value-type="string" calcext:value-type="string">
            <text:p>Arche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A, Luiz Antônio Santana da</text:p>
          </table:table-cell>
          <table:table-cell office:value-type="string" calcext:value-type="string">
            <text:p>MADIO, Telma Campanha de Carvalho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Renata Eleuterio da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FERNEDA, Edberto</text:p>
          </table:table-cell>
          <table:table-cell table:number-columns-repeated="10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Renata Eleuterio d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Anales de Documentación (Internet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RDI, José Osvaldo de <text:s/></text:p>
          </table:table-cell>
          <table:table-cell office:value-type="string" calcext:value-type="string">
            <text:p>MEIRELES, Manuel</text:p>
          </table:table-cell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BAR. Brazilian Administration Review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USA, Brisa Pozzi de</text:p>
          </table:table-cell>
          <table:table-cell office:value-type="string" calcext:value-type="string">
            <text:p>ALMEIDA, Carlos Cândido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USA, Brisa Pozzi de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OUSA, Brisa Pozzi de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Revista ACB (Florianópoli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SA, Brisa Pozzi de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Revista ACB (Florianópolis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ARTAROTTI, Roberta Cristina Dal'Evedove</text:p>
          </table:table-cell>
          <table:table-cell office:value-type="string" calcext:value-type="string">
            <text:p>DAL´EVEDOVE, Paula Regina</text:p>
          </table:table-cell>
          <table:table-cell office:value-type="string" calcext:value-type="string">
            <text:p>BOCCAT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Scire (Zaragoz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Revista Ciências Administrativas (UNIFOR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Ciência da Informação (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12"/>
          <table:table-cell office:value-type="string" calcext:value-type="string">
            <text:p>Ág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12"/>
          <table:table-cell office:value-type="string" calcext:value-type="string">
            <text:p>Brazilian Journal of Information Sci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12"/>
          <table:table-cell office:value-type="string" calcext:value-type="string">
            <text:p>Informação Arquivíst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12"/>
          <table:table-cell office:value-type="string" calcext:value-type="string">
            <text:p>Revista Ibero-Americana de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CERETTA SORIA, María Gladys</text:p>
          </table:table-cell>
          <table:table-cell table:number-columns-repeated="10"/>
          <table:table-cell office:value-type="string" calcext:value-type="string">
            <text:p>Em Quest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LOPES, Elaine Cristina</text:p>
          </table:table-cell>
          <table:table-cell table:number-columns-repeated="11"/>
          <table:table-cell office:value-type="string" calcext:value-type="string">
            <text:p>Technology and Investment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SOUZA, Juliete Susann Ferreira de</text:p>
          </table:table-cell>
          <table:table-cell table:number-columns-repeated="11"/>
          <table:table-cell office:value-type="string" calcext:value-type="string">
            <text:p>Encontros Bibli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TEIXEIRA, Thiciane Mary Carvalho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12"/>
          <table:table-cell office:value-type="string" calcext:value-type="string">
            <text:p>Brazilian Journal of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12"/>
          <table:table-cell office:value-type="string" calcext:value-type="string">
            <text:p>Brazilian Journal of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Informação &amp; Tecnolog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IANA, Gilberto Fladimar Rodrigues</text:p>
          </table:table-cell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FLORES, Daniel</text:p>
          </table:table-cell>
          <table:table-cell table:number-columns-repeated="10"/>
          <table:table-cell office:value-type="string" calcext:value-type="string">
            <text:p>Ibersid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ANA, Gilberto Fladimar Rodrigues</text:p>
          </table:table-cell>
          <table:table-cell office:value-type="string" calcext:value-type="string">
            <text:p>MADIO, Telma Campanha de Carvalho</text:p>
          </table:table-cell>
          <table:table-cell table:number-columns-repeated="11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ASSUMPCAO, Fabrício Silva</text:p>
          </table:table-cell>
          <table:table-cell office:value-type="string" calcext:value-type="string">
            <text:p>FERREIRA, Juliano Benedito</text:p>
          </table:table-cell>
          <table:table-cell office:value-type="string" calcext:value-type="string">
            <text:p>GRISOTO, Ana Paula</text:p>
          </table:table-cell>
          <table:table-cell office:value-type="string" calcext:value-type="string">
            <text:p>SILVA, Renata Eleuterio da</text:p>
          </table:table-cell>
          <table:table-cell office:value-type="string" calcext:value-type="string">
            <text:p>RODRIGUES, Vítor Silvério</text:p>
          </table:table-cell>
          <table:table-cell office:value-type="string" calcext:value-type="string">
            <text:p>MAY, Oberdan Luiz</text:p>
          </table:table-cell>
          <table:table-cell office:value-type="string" calcext:value-type="string">
            <text:p>BASTOS, Flávia Maria</text:p>
          </table:table-cell>
          <table:table-cell table:number-columns-repeated="5"/>
          <table:table-cell office:value-type="string" calcext:value-type="string">
            <text:p>Ponto de Acesso (UFB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CONEGLIAN, André Luís Onório</text:p>
          </table:table-cell>
          <table:table-cell office:value-type="string" calcext:value-type="string">
            <text:p>OLIVEIRA, Henry Poncio Cruz de</text:p>
          </table:table-cell>
          <table:table-cell table:number-columns-repeated="9"/>
          <table:table-cell office:value-type="string" calcext:value-type="string">
            <text:p>INTERSIENT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FERNEDA, Edberto</text:p>
          </table:table-cell>
          <table:table-cell table:number-columns-repeated="10"/>
          <table:table-cell office:value-type="string" calcext:value-type="string">
            <text:p>Informação &amp; Informação (UEL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VECHIATO, Fernando Luiz</text:p>
          </table:table-cell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CASARIN, Helen de Castro Silva</text:p>
          </table:table-cell>
          <table:table-cell table:number-columns-repeated="8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TORIANO, Marcia Cristina de Carvalho Pazin</text:p>
          </table:table-cell>
          <table:table-cell table:number-columns-repeated="12"/>
          <table:table-cell office:value-type="string" calcext:value-type="string">
            <text:p>AtoZ: novas práticas em informação e conhecimen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ZINS, Chaim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Journal of The American Society For Information Science and Technology (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VES, Ana Paula Menezes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MOLINA, Juan Carlos Fernandéz</text:p>
          </table:table-cell>
          <table:table-cell table:number-columns-repeated="10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NASCIMENTO, Natália Marinho do</text:p>
          </table:table-cell>
          <table:table-cell office:value-type="string" calcext:value-type="string">
            <text:p>SANTOS, Juliana Cardoso do 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MORO-CABERO, María Manuela</text:p>
          </table:table-cell>
          <table:table-cell table:number-columns-repeated="9"/>
          <table:table-cell office:value-type="string" calcext:value-type="string">
            <text:p>Perspectivas em Gestão &amp; Conhecimen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ANTOS, Derlei Alberto dos</text:p>
          </table:table-cell>
          <table:table-cell office:value-type="string" calcext:value-type="string">
            <text:p>MADIO, Telma Campanha de Carvalho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ATA, Marta Leandro da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MARZAL GARCÍA-QUISMONDO, Miguel Ángel</text:p>
          </table:table-cell>
          <table:table-cell table:number-columns-repeated="10"/>
          <table:table-cell office:value-type="string" calcext:value-type="string">
            <text:p>Anales de Documentación (Internet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UPIM, Eliana Kátia</text:p>
          </table:table-cell>
          <table:table-cell office:value-type="string" calcext:value-type="string">
            <text:p>MADIO, Telma Campanha de Carvalho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ASQUE, Kelley Cristine Gonçalves Dias </text:p>
          </table:table-cell>
          <table:table-cell office:value-type="string" calcext:value-type="string">
            <text:p>CASARIN, Helen de Castro Silva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STA, Eliandro dos Santos </text:p>
          </table:table-cell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PADRON, Dunia Llane</text:p>
          </table:table-cell>
          <table:table-cell table:number-columns-repeated="10"/>
          <table:table-cell office:value-type="string" calcext:value-type="string">
            <text:p>Revista Analisand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SARIN, Helen de Castro Silva </text:p>
          </table:table-cell>
          <table:table-cell office:value-type="string" calcext:value-type="string">
            <text:p>MATTOS, Nayara Bernardo de</text:p>
          </table:table-cell>
          <table:table-cell office:value-type="string" calcext:value-type="string">
            <text:p>FERREIRA, Thaís Guedes</text:p>
          </table:table-cell>
          <table:table-cell table:number-columns-repeated="10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ILVA, Luiz Antonio Santana da </text:p>
          </table:table-cell>
          <table:table-cell office:value-type="string" calcext:value-type="string">
            <text:p>MADIO, Telma Campanha de Carvalho</text:p>
          </table:table-cell>
          <table:table-cell table:number-columns-repeated="11"/>
          <table:table-cell office:value-type="string" calcext:value-type="string">
            <text:p>Páginas A &amp; B. Arquivos &amp; Bibliotec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OMOTE, Sadao</text:p>
          </table:table-cell>
          <table:table-cell office:value-type="string" calcext:value-type="string">
            <text:p>PRADO, Paulo Sérgio Teixeira Do</text:p>
          </table:table-cell>
          <table:table-cell office:value-type="string" calcext:value-type="string">
            <text:p>CASARIN, Helen de Castro Silva</text:p>
          </table:table-cell>
          <table:table-cell table:number-columns-repeated="10"/>
          <table:table-cell office:value-type="string" calcext:value-type="string">
            <text:p>Brazilian Journal of Information Scienc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Perspectivas em Gestão &amp; Conhecimen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IANA, Gilberto Fladimar Rodrigues</text:p>
          </table:table-cell>
          <table:table-cell office:value-type="string" calcext:value-type="string">
            <text:p>MADIO, Telma Campanha de Carvalho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NASCIMENTO, Natália Marinho do</text:p>
          </table:table-cell>
          <table:table-cell office:value-type="string" calcext:value-type="string">
            <text:p>SOUZA, Juliete Susann Ferreira de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MORO-CABERO, María Manuela</text:p>
          </table:table-cell>
          <table:table-cell table:number-columns-repeated="9"/>
          <table:table-cell office:value-type="string" calcext:value-type="string">
            <text:p>Perspectivas em Gestão &amp; Conhecimen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VALCANTE, Luciane de Fátima Beckman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OTTONICAR, Selma Leticia Capinzaiki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FERES, Glória Georges </text:p>
          </table:table-cell>
          <table:table-cell table:number-columns-repeated="10"/>
          <table:table-cell office:value-type="string" calcext:value-type="string">
            <text:p>Revista Ibero-Americana de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ACHECO, Cíntia Gomes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JORGE, Carlos Francisco Bitencourt 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table:number-columns-repeated="12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12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VALCANTE, Luciane de Fátima Beckman</text:p>
          </table:table-cell>
          <table:table-cell office:value-type="string" calcext:value-type="string">
            <text:p>VALENTIM, Marta Lígia Pomim</text:p>
          </table:table-cell>
          <table:table-cell table:number-columns-repeated="11"/>
          <table:table-cell office:value-type="string" calcext:value-type="string">
            <text:p>Biblios (Lim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RAES, Cassia Regina Bassan de</text:p>
          </table:table-cell>
          <table:table-cell office:value-type="string" calcext:value-type="string">
            <text:p>WOIDA, Luana Mai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ABREU, Andréia</text:p>
          </table:table-cell>
          <table:table-cell office:value-type="string" calcext:value-type="string">
            <text:p>SILVA, Deise Deolindo da</text:p>
          </table:table-cell>
          <table:table-cell table:number-columns-repeated="8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LOUSADA, Mariana</text:p>
          </table:table-cell>
          <table:table-cell table:number-columns-repeated="11"/>
          <table:table-cell office:value-type="string" calcext:value-type="string">
            <text:p>El Profesional de la Información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ANTOS NETO, João Arlindo dos</text:p>
          </table:table-cell>
          <table:table-cell office:value-type="string" calcext:value-type="string">
            <text:p>SANTOS, Juliana Cardoso dos </text:p>
          </table:table-cell>
          <table:table-cell office:value-type="string" calcext:value-type="string">
            <text:p>TELES, Paulo Sérgio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m Quest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BEAK, Jihee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KAHN, Karen</text:p>
          </table:table-cell>
          <table:table-cell office:value-type="string" calcext:value-type="string">
            <text:p>JORENTE, Maria José Vicentini</text:p>
          </table:table-cell>
          <table:table-cell table:number-columns-repeated="11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DLER, Melissa A. <text:s/></text:p>
          </table:table-cell>
          <table:table-cell office:value-type="string" calcext:value-type="string">
            <text:p>TENNIS, Joseph T.</text:p>
          </table:table-cell>
          <table:table-cell office:value-type="string" calcext:value-type="string">
            <text:p>MARTÍNEZ-ÁVILA, Daniel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MAI, Jens-Erik</text:p>
          </table:table-cell>
          <table:table-cell office:value-type="string" calcext:value-type="string">
            <text:p>OLESEN-BAGNEUX, Ole</text:p>
          </table:table-cell>
          <table:table-cell office:value-type="string" calcext:value-type="string">
            <text:p>SKOUVIG, Laura</text:p>
          </table:table-cell>
          <table:table-cell table:number-columns-repeated="6"/>
          <table:table-cell office:value-type="string" calcext:value-type="string">
            <text:p>Proceedings of the Association for Information Science and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REIRA, Fábio Mosso</text:p>
          </table:table-cell>
          <table:table-cell office:value-type="string" calcext:value-type="string">
            <text:p>SANT'ANA, Ricardo Cesar Gonçalves </text:p>
          </table:table-cell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Perspectivas em Ciência da Inform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TÍNEZ-ÁVILA, Daniel </text:p>
          </table:table-cell>
          <table:table-cell table:number-columns-repeated="12"/>
          <table:table-cell office:value-type="string" calcext:value-type="string">
            <text:p>Boletín electrónico ABGR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ATISTA, Lucinéia da Silva</text:p>
          </table:table-cell>
          <table:table-cell office:value-type="string" calcext:value-type="string">
            <text:p>RODRIGUES, Nandia Letícia Freitas</text:p>
          </table:table-cell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 </text:p>
          </table:table-cell>
          <table:table-cell table:number-columns-repeated="9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12"/>
          <table:table-cell office:value-type="string" calcext:value-type="string">
            <text:p>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ANDO, Daniel Abraão</text:p>
          </table:table-cell>
          <table:table-cell office:value-type="string" calcext:value-type="string">
            <text:p>ALMEIDA, Carlos Cândido</text:p>
          </table:table-cell>
          <table:table-cell table:number-columns-repeated="11"/>
          <table:table-cell office:value-type="string" calcext:value-type="string">
            <text:p>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office:value-type="string" calcext:value-type="string">
            <text:p>FARIAS, Mona Cleide de Quirino da Silva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ILVA, Talita Cristina da</text:p>
          </table:table-cell>
          <table:table-cell office:value-type="string" calcext:value-type="string">
            <text:p>PULGARIN, Aura Marcela Mesa</text:p>
          </table:table-cell>
          <table:table-cell office:value-type="string" calcext:value-type="string">
            <text:p>SILVA, Mateus Henrique da</text:p>
          </table:table-cell>
          <table:table-cell office:value-type="string" calcext:value-type="string">
            <text:p>JORENTE, Maria José Vicentini </text:p>
          </table:table-cell>
          <table:table-cell table:number-columns-repeated="9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NAKANO, Natalia</text:p>
          </table:table-cell>
          <table:table-cell office:value-type="string" calcext:value-type="string">
            <text:p>SILVA, Talita Cristina da</text:p>
          </table:table-cell>
          <table:table-cell office:value-type="string" calcext:value-type="string">
            <text:p>BATISTA, Lucinéia da Silva</text:p>
          </table:table-cell>
          <table:table-cell table:number-columns-repeated="9"/>
          <table:table-cell office:value-type="string" calcext:value-type="string">
            <text:p>Liinc em Revist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ANTAREM, Vinicius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11"/>
          <table:table-cell office:value-type="string" calcext:value-type="string">
            <text:p>Perspectivas em Gestão &amp; Conhecimen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NAKANO, Natalia 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GALINDO, Marcos </text:p>
          </table:table-cell>
          <table:table-cell table:number-columns-repeated="10"/>
          <table:table-cell office:value-type="string" calcext:value-type="string">
            <text:p>Emerald Studies in Media and Communic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OTTONICAR, Selma Leticia Capinzaiki</text:p>
          </table:table-cell>
          <table:table-cell office:value-type="string" calcext:value-type="string">
            <text:p>CONDUTA, Luis Fernando</text:p>
          </table:table-cell>
          <table:table-cell office:value-type="string" calcext:value-type="string">
            <text:p>VITORIANO, Marcia Cristina de Carvalho Pazin </text:p>
          </table:table-cell>
          <table:table-cell table:number-columns-repeated="10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A-MARTINEZ, Sandra Milena 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Revista General de Información y Documentació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HILÁRIO, Carla Mara</text:p>
          </table:table-cell>
          <table:table-cell office:value-type="string" calcext:value-type="string">
            <text:p>TOGNOLI, Natália Bolfarini</text:p>
          </table:table-cell>
          <table:table-cell office:value-type="string" calcext:value-type="string">
            <text:p>GRÁCIO, Maria Cláudia Cabrini</text:p>
          </table:table-cell>
          <table:table-cell table:number-columns-repeated="10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RENTE, Maria José Vicentin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IGUEL, Sandra 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OLIVEIRA, Ely Francina Tannuri de</text:p>
          </table:table-cell>
          <table:table-cell table:number-columns-repeated="10"/>
          <table:table-cell office:value-type="string" calcext:value-type="string">
            <text:p>Publication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RÁCIO, Maria Cláudia Cabrini </text:p>
          </table:table-cell>
          <table:table-cell table:number-columns-repeated="12"/>
          <table:table-cell office:value-type="string" calcext:value-type="string">
            <text:p>Encontros Bibli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STANHA, Renata Cristina Gutierres</text:p>
          </table:table-cell>
          <table:table-cell office:value-type="string" calcext:value-type="string">
            <text:p>GRÁCIO, Maria Cláudia Cabrini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SILVA, Ana Cláudia Cardoso da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EITOSA, Hércules de Araújo 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NASCIMENTO, Mauri Cunha Do</text:p>
          </table:table-cell>
          <table:table-cell table:number-columns-repeated="10"/>
          <table:table-cell office:value-type="string" calcext:value-type="string">
            <text:p>Principia (Florianópolis. Online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ARIAS, Mona Cleide de Quirino da Silva</text:p>
          </table:table-cell>
          <table:table-cell office:value-type="string" calcext:value-type="string">
            <text:p>BIZELLO, Maria Leandra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2"/>
          <table:table-cell office:value-type="string" calcext:value-type="string">
            <text:p>RESGATE - Revista Interdisciplinar de Cultur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2"/>
          <table:table-cell office:value-type="string" calcext:value-type="string">
            <text:p>Ibersid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TONELLO, Izângela Maria Sansoni</text:p>
          </table:table-cell>
          <table:table-cell table:number-columns-repeated="10"/>
          <table:table-cell office:value-type="string" calcext:value-type="string">
            <text:p>Ibersid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FONSECA, Gabrieli Aparecida da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2"/>
          <table:table-cell office:value-type="string" calcext:value-type="string">
            <text:p>Primeiros Escri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NTONIO, Deise Maria</text:p>
          </table:table-cell>
          <table:table-cell office:value-type="string" calcext:value-type="string">
            <text:p>MORAES, João Batista Ernesto de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office:value-type="string" calcext:value-type="string">
            <text:p>FERREIRA, Letícia Elaine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BARROS, Thiago Henrique Bragato</text:p>
          </table:table-cell>
          <table:table-cell office:value-type="string" calcext:value-type="string">
            <text:p>MORAES, João Batista Ernesto de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APRIOLI, Mariana Silva </text:p>
          </table:table-cell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LIMA, Larissa de Mello</text:p>
          </table:table-cell>
          <table:table-cell table:number-columns-repeated="10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LVES, Roberta Caroline Vesu </text:p>
          </table:table-cell>
          <table:table-cell office:value-type="string" calcext:value-type="string">
            <text:p>MORAES, João Batista Ernesto de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LIMA, Larissa de Mello</text:p>
          </table:table-cell>
          <table:table-cell office:value-type="string" calcext:value-type="string">
            <text:p>CAPRIOLI, Mariana Silva 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ALES, Rodrigo de 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OGNOLLI, Natália Bolfarini 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CÂNDIDO, Gilberto Gomes</text:p>
          </table:table-cell>
          <table:table-cell table:number-columns-repeated="10"/>
          <table:table-cell office:value-type="string" calcext:value-type="string">
            <text:p>AIDAinformazioni: revista semestrale di sicenza della´informazion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UIMARÃES, José Augusto Chaves </text:p>
          </table:table-cell>
          <table:table-cell office:value-type="string" calcext:value-type="string">
            <text:p>PINHO, Fabio Assis</text:p>
          </table:table-cell>
          <table:table-cell office:value-type="string" calcext:value-type="string">
            <text:p>MILANI, Suellen Oliveira</text:p>
          </table:table-cell>
          <table:table-cell table:number-columns-repeated="10"/>
          <table:table-cell office:value-type="string" calcext:value-type="string">
            <text:p>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VANGELISTA, Isadora Victorino</text:p>
          </table:table-cell>
          <table:table-cell office:value-type="string" calcext:value-type="string">
            <text:p>SIMÕES, Maria Graça de Melo</text:p>
          </table:table-cell>
          <table:table-cell office:value-type="string" calcext:value-type="string">
            <text:p>GUIMARÃES, José Augusto Chaves</text:p>
          </table:table-cell>
          <table:table-cell table:number-columns-repeated="10"/>
          <table:table-cell office:value-type="string" calcext:value-type="string">
            <text:p>Páginas A &amp; B. Arquivos &amp; Bibliotec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FERNANDEZ-MOLINA, Juan Carlos 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Information Development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table:number-columns-repeated="12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ALES, Rodrigo de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SANTOS, João Carlos Gardini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SALES, Rodrigo de</text:p>
          </table:table-cell>
          <table:table-cell table:number-columns-repeated="11"/>
          <table:table-cell office:value-type="string" calcext:value-type="string">
            <text:p>Datagramazero (Rio de Janeiro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BARITÉ, Mário </text:p>
          </table:table-cell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GUIMARÃES, José Augusto Chaves</text:p>
          </table:table-cell>
          <table:table-cell table:number-columns-repeated="10"/>
          <table:table-cell office:value-type="string" calcext:value-type="string">
            <text:p>Trans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UIM, Vera Lucia Ribeiro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FERNANDEZ-MOLINA, Juan Carlos</text:p>
          </table:table-cell>
          <table:table-cell table:number-columns-repeated="11"/>
          <table:table-cell office:value-type="string" calcext:value-type="string">
            <text:p>Nuovi Annali della Scuola Speciale per Archivisti e Bibliotecari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SANTOS, Luciana Beatriz Piovezan dos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SANTOS, Luciana Beatriz Piovezan dos</text:p>
          </table:table-cell>
          <table:table-cell table:number-columns-repeated="11"/>
          <table:table-cell office:value-type="string" calcext:value-type="string">
            <text:p>Trans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SANTOS, Luciana Beatriz Piovezan do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LVES, Roberta Caroline Vesú</text:p>
          </table:table-cell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NEVES, Dulce Amélia de Brito</text:p>
          </table:table-cell>
          <table:table-cell table:number-columns-repeated="9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12"/>
          <table:table-cell office:value-type="string" calcext:value-type="string">
            <text:p>Revista Conhecimento em 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GUIM, Vera Lucia Ribeiro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Biblioteca Escolar em Revist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ARTAROTTI, Roberta Cristina Dal'Evedove 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Em Quest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A, Ana Lúcia Silva 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AGUSTIN LACRUZ, María del Carmen</text:p>
          </table:table-cell>
          <table:table-cell table:number-columns-repeated="10"/>
          <table:table-cell office:value-type="string" calcext:value-type="string">
            <text:p>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LONSO ARROYO, Adolfo 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GIL LEIVA, Isidoro</text:p>
          </table:table-cell>
          <table:table-cell office:value-type="string" calcext:value-type="string">
            <text:p>PANDIELLA, Andrés</text:p>
          </table:table-cell>
          <table:table-cell table:number-columns-repeated="9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UBI, Milena Polsineli 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ARTINHO, Noemi Oliveira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ILVA, Irisneide Oliveira Souza </text:p>
          </table:table-cell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DAL´EVEDOVE, Paula Regina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RUBI, Milena Polsineli </text:p>
          </table:table-cell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REIS, Daniela Marjorie dos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Scire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12"/>
          <table:table-cell office:value-type="string" calcext:value-type="string">
            <text:p>Encontros Bibli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BISSET, Edgar</text:p>
          </table:table-cell>
          <table:table-cell office:value-type="string" calcext:value-type="string">
            <text:p>SIRIANI, Allan Lincoln Rodrigues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CARVALHO, Angela Maria Grossi de</text:p>
          </table:table-cell>
          <table:table-cell table:number-columns-repeated="9"/>
          <table:table-cell office:value-type="string" calcext:value-type="string">
            <text:p>Trans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OCCATO, Vera Regina Casar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Perspectivas em Ciência da Informação (Online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RUBI, Milena Polsineli </text:p>
          </table:table-cell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Brazilian Journal of Information Scienc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BASTOS, Flávia Maria</text:p>
          </table:table-cell>
          <table:table-cell office:value-type="string" calcext:value-type="string">
            <text:p>GRISOTO, Ana Paula</text:p>
          </table:table-cell>
          <table:table-cell office:value-type="string" calcext:value-type="string">
            <text:p>ARAKAKI, Felipe Augusto</text:p>
          </table:table-cell>
          <table:table-cell office:value-type="string" calcext:value-type="string">
            <text:p>FERREIRA, Juliano Benedito</text:p>
          </table:table-cell>
          <table:table-cell table:number-columns-repeated="8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DAS, Cecílio Merlotti 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MONTEIRO, Silvana Drumond</text:p>
          </table:table-cell>
          <table:table-cell table:number-columns-repeated="10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OLIVEIRA, Henry Poncio Cruz de 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HINTAKU, Milton 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Biblos (Rio Grand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DAS, Cecílio Merlotti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Informação@Profissõ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RROYO, Adolfo Alonso 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PANDIELLA, Andrés</text:p>
          </table:table-cell>
          <table:table-cell office:value-type="string" calcext:value-type="string">
            <text:p>BENAVENT, Rafael Aleixandre</text:p>
          </table:table-cell>
          <table:table-cell table:number-columns-repeated="8"/>
          <table:table-cell office:value-type="string" calcext:value-type="string">
            <text:p>Investigación Bibliotecológ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ANTAREM SEGUNDO, Jose Eduardo</text:p>
          </table:table-cell>
          <table:table-cell office:value-type="string" calcext:value-type="string">
            <text:p>CAMARGO, Liriane Soares de Araújo</text:p>
          </table:table-cell>
          <table:table-cell office:value-type="string" calcext:value-type="string">
            <text:p>SHINTAKU, Milton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AMA, Fernando Alves</text:p>
          </table:table-cell>
          <table:table-cell office:value-type="string" calcext:value-type="string">
            <text:p>FERNEDA, Edberto</text:p>
          </table:table-cell>
          <table:table-cell table:number-columns-repeated="11"/>
          <table:table-cell office:value-type="string" calcext:value-type="string">
            <text:p>Informação &amp; Informação (UEL. Online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LUVIZOTTO, Caroline Kraus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Informação &amp; Sociedade (UFPB. Online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JANAITE NETO, Jorge </text:p>
          </table:table-cell>
          <table:table-cell office:value-type="string" calcext:value-type="string">
            <text:p>FERNEDA, Edberto</text:p>
          </table:table-cell>
          <table:table-cell table:number-columns-repeated="11"/>
          <table:table-cell office:value-type="string" calcext:value-type="string">
            <text:p>Informação em Paut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RAUJO, Paula Carina de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GUIMARÃES, José Augusto Chaves</text:p>
          </table:table-cell>
          <table:table-cell table:number-columns-repeated="10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IMIONATO, Ana Carolina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Percursos (Florianópolis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TINS, Rúbia</text:p>
          </table:table-cell>
          <table:table-cell table:number-columns-repeated="12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IMIONATO, Ana Carolina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LOPES, Tatiane dos Santos de Feita </text:p>
          </table:table-cell>
          <table:table-cell office:value-type="string" calcext:value-type="string">
            <text:p>FERNEDA, Edberto</text:p>
          </table:table-cell>
          <table:table-cell table:number-columns-repeated="11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LIMA, Fábio Rogério Batista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ANTAREM SEGUNDO, Jose Eduardo</text:p>
          </table:table-cell>
          <table:table-cell table:number-columns-repeated="10"/>
          <table:table-cell office:value-type="string" calcext:value-type="string">
            <text:p>Perspectivas em Ciência da Inform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LVES, Bruno Henrique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table:number-columns-repeated="12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LVES, José Luiz De Miranda</text:p>
          </table:table-cell>
          <table:table-cell office:value-type="string" calcext:value-type="string">
            <text:p>MOREIRA, Walter</text:p>
          </table:table-cell>
          <table:table-cell office:value-type="string" calcext:value-type="string">
            <text:p>VIEIRA, Daniela Kanno</text:p>
          </table:table-cell>
          <table:table-cell table:number-columns-repeated="10"/>
          <table:table-cell office:value-type="string" calcext:value-type="string">
            <text:p>Revista Janus (Loren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11"/>
          <table:table-cell office:value-type="string" calcext:value-type="string">
            <text:p>Encontros Bibli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REIRA, Walter </text:p>
          </table:table-cell>
          <table:table-cell office:value-type="string" calcext:value-type="string">
            <text:p>RODRIGUES, Vera Ventura</text:p>
          </table:table-cell>
          <table:table-cell table:number-columns-repeated="11"/>
          <table:table-cell office:value-type="string" calcext:value-type="string">
            <text:p>Revista de educação cultura e comunicação - Fate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ILVA, Rafaela Carolina da </text:p>
          </table:table-cell>
          <table:table-cell office:value-type="string" calcext:value-type="string">
            <text:p>CALDAS, Rosângela Formentini</text:p>
          </table:table-cell>
          <table:table-cell table:number-columns-repeated="11"/>
          <table:table-cell office:value-type="string" calcext:value-type="string">
            <text:p>Perspectivas em Gestão &amp; Conhecimen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SEMIDAO, Rafael</text:p>
          </table:table-cell>
          <table:table-cell office:value-type="string" calcext:value-type="string">
            <text:p>FERREIRA, Márcio</text:p>
          </table:table-cell>
          <table:table-cell table:number-columns-repeated="10"/>
          <table:table-cell office:value-type="string" calcext:value-type="string">
            <text:p>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ILVA, Rafaela Carolina da</text:p>
          </table:table-cell>
          <table:table-cell office:value-type="string" calcext:value-type="string">
            <text:p>CALDAS, Rosângela Formentini</text:p>
          </table:table-cell>
          <table:table-cell table:number-columns-repeated="11"/>
          <table:table-cell office:value-type="string" calcext:value-type="string">
            <text:p>Páginas A &amp; B. Arquivos &amp; Bibliotec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SANTOS, Luciana Beatriz Piovezan dos</text:p>
          </table:table-cell>
          <table:table-cell table:number-columns-repeated="10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ILVA, Rafaela Carolina da</text:p>
          </table:table-cell>
          <table:table-cell office:value-type="string" calcext:value-type="string">
            <text:p>CALDAS, Rosângela Formentini</text:p>
          </table:table-cell>
          <table:table-cell table:number-columns-repeated="11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OTTONICAR, Selma Leticia Capinzaiki</text:p>
          </table:table-cell>
          <table:table-cell office:value-type="string" calcext:value-type="string">
            <text:p>MORAES, Isabela Santana de</text:p>
          </table:table-cell>
          <table:table-cell office:value-type="string" calcext:value-type="string">
            <text:p>MOREIRA, Walter</text:p>
          </table:table-cell>
          <table:table-cell table:number-columns-repeated="10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AVANELLI, Maria Aparecida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ÁCIO, Maria Cláudia Cabrini </text:p>
          </table:table-cell>
          <table:table-cell office:value-type="string" calcext:value-type="string">
            <text:p>OLIVEIRA, Ely Francina Tannuri de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office:value-type="string" calcext:value-type="string">
            <text:p>GUIMARÃES, José Augusto Chaves</text:p>
          </table:table-cell>
          <table:table-cell table:number-columns-repeated="11"/>
          <table:table-cell office:value-type="string" calcext:value-type="string">
            <text:p>Ibersid (Zaragoza)</text:p>
          </table:table-cell>
          <table:table-cell office:value-type="float" office:value="2010" calcext:value-type="float">
            <text:p>2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22:26:05.802505539</dc:date>
    <meta:editing-duration>PT42S</meta:editing-duration>
    <meta:editing-cycles>1</meta:editing-cycles>
    <meta:generator>LibreOffice/5.1.6.2$Linux_X86_64 LibreOffice_project/10m0$Build-2</meta:generator>
    <meta:document-statistic meta:table-count="1" meta:cell-count="1732" meta:object-count="0"/>
  </office:meta>
</office:document-meta>
</file>